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wollmux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Arial2" svg:font-family="Arial, 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automatic-styles>
    <style:style style:name="P1" style:family="paragraph" style:parent-style-name="Standard">
      <loext:graphic-properties draw:fill-image-width="0cm" draw:fill-image-height="0cm"/>
      <style:paragraph-properties fo:line-height="0.4cm" style:shadow="none" style:writing-mode="page">
        <style:tab-stops/>
      </style:paragraph-properties>
      <style:text-properties style:font-name="Arial1" fo:font-size="9pt" officeooo:paragraph-rsid="010f67b4" style:font-size-asian="9pt" style:font-size-complex="9pt"/>
    </style:style>
    <style:style style:name="P2" style:family="paragraph" style:parent-style-name="Standard">
      <loext:graphic-properties draw:fill-image-width="0cm" draw:fill-image-height="0cm"/>
      <style:paragraph-properties fo:line-height="0.4cm" style:shadow="none" style:writing-mode="page">
        <style:tab-stops/>
      </style:paragraph-properties>
      <style:text-properties style:font-name="Arial1" fo:font-size="9pt" fo:font-weight="normal" officeooo:rsid="0083eb54" officeooo:paragraph-rsid="010f67b4" style:font-size-asian="9pt" style:font-weight-asian="normal" style:font-size-complex="9pt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100%" style:shadow="none" style:writing-mode="page">
        <style:tab-stops/>
      </style:paragraph-properties>
      <style:text-properties style:font-name="Arial1" fo:font-size="6pt" officeooo:paragraph-rsid="010f67b4" style:font-size-asian="6pt" style:font-size-complex="6pt"/>
    </style:style>
    <style:style style:name="P4" style:family="paragraph" style:parent-style-name="Standard">
      <loext:graphic-properties draw:fill-image-width="0cm" draw:fill-image-height="0cm"/>
      <style:paragraph-properties fo:line-height="0.4cm" style:shadow="none" style:writing-mode="page">
        <style:tab-stops/>
      </style:paragraph-properties>
      <style:text-properties style:font-name="Arial1" fo:font-size="6pt" style:text-underline-style="solid" style:text-underline-width="auto" style:text-underline-color="font-color" officeooo:rsid="001c9162" officeooo:paragraph-rsid="010f67b4" style:font-size-asian="6pt" style:font-size-complex="6pt"/>
    </style:style>
    <style:style style:name="P5" style:family="paragraph" style:parent-style-name="Standard">
      <loext:graphic-properties draw:fill-image-width="0cm" draw:fill-image-height="0cm"/>
      <style:paragraph-properties fo:line-height="0.4cm" style:shadow="none" style:writing-mode="page">
        <style:tab-stops/>
      </style:paragraph-properties>
      <style:text-properties style:use-window-font-color="true" style:font-name="Arial1" fo:font-size="9pt" officeooo:paragraph-rsid="010f67b4" style:font-size-asian="9pt" style:font-size-complex="9pt"/>
    </style:style>
    <style:style style:name="P6" style:family="paragraph" style:parent-style-name="Standard">
      <loext:graphic-properties draw:fill-image-width="0cm" draw:fill-image-height="0cm"/>
      <style:paragraph-properties fo:line-height="100%" style:shadow="none" style:writing-mode="page">
        <style:tab-stops/>
      </style:paragraph-properties>
      <style:text-properties style:use-window-font-color="true" style:font-name="Arial1" fo:font-size="6pt" style:text-underline-style="none" fo:font-weight="normal" officeooo:rsid="001ef833" officeooo:paragraph-rsid="010f67b4" fo:background-color="#f0ff00" style:font-size-asian="6pt" style:font-weight-asian="normal" style:font-size-complex="6pt" style:font-weight-complex="normal"/>
    </style:style>
    <style:style style:name="P7" style:family="paragraph" style:parent-style-name="Standard">
      <loext:graphic-properties draw:fill-image-width="0cm" draw:fill-image-height="0cm"/>
      <style:paragraph-properties fo:line-height="100%" style:shadow="none" style:writing-mode="page">
        <style:tab-stops/>
      </style:paragraph-properties>
      <style:text-properties style:use-window-font-color="true" style:font-name="Arial1" fo:font-size="11pt" style:text-underline-style="solid" style:text-underline-width="auto" style:text-underline-color="font-color" fo:font-weight="bold" officeooo:rsid="00113dee" officeooo:paragraph-rsid="010f67b4" fo:background-color="transparent" style:font-size-asian="11pt" style:font-weight-asian="bold" style:font-size-complex="11pt" style:font-weight-complex="bold"/>
    </style:style>
    <style:style style:name="P8" style:family="paragraph" style:parent-style-name="Standard">
      <loext:graphic-properties draw:fill-image-width="0cm" draw:fill-image-height="0cm"/>
      <style:paragraph-properties fo:line-height="100%" style:shadow="none" style:writing-mode="page">
        <style:tab-stops/>
      </style:paragraph-properties>
      <style:text-properties fo:font-size="11pt" officeooo:paragraph-rsid="010f67b4" style:font-size-asian="11pt" style:font-size-complex="11pt"/>
    </style:style>
    <style:style style:name="P9" style:family="paragraph" style:parent-style-name="Standard">
      <style:paragraph-properties fo:line-height="0.4cm" style:writing-mode="page">
        <style:tab-stops/>
      </style:paragraph-properties>
      <style:text-properties style:font-name="Arial1" fo:font-size="9pt" officeooo:paragraph-rsid="010f67b4" style:font-size-asian="9pt" style:font-size-complex="9pt"/>
    </style:style>
    <style:style style:name="P10" style:family="paragraph" style:parent-style-name="Standard">
      <style:paragraph-properties fo:line-height="0.4cm" style:writing-mode="page">
        <style:tab-stops/>
      </style:paragraph-properties>
      <style:text-properties style:font-name="Arial1" fo:font-size="6pt" fo:font-weight="normal" officeooo:rsid="0083eb54" officeooo:paragraph-rsid="010f67b4" style:font-size-asian="6pt" style:font-weight-asian="normal" style:font-size-complex="6pt" style:font-weight-complex="normal"/>
    </style:style>
    <style:style style:name="P11" style:family="paragraph" style:parent-style-name="Horizontal_20_Line">
      <style:paragraph-properties fo:line-height="0.4cm" style:writing-mode="page"/>
      <style:text-properties style:font-name="Arial1" fo:font-size="6pt" officeooo:paragraph-rsid="010f67b4" style:font-size-asian="6pt" style:font-size-complex="6pt"/>
    </style:style>
    <style:style style:name="P12" style:family="paragraph" style:parent-style-name="Horizontal_20_Line">
      <style:paragraph-properties fo:line-height="0.4cm" style:writing-mode="page"/>
      <style:text-properties style:use-window-font-color="true" style:font-name="Arial1" fo:font-size="9pt" officeooo:rsid="00515143" officeooo:paragraph-rsid="010f67b4" style:font-size-asian="9pt" style:font-size-complex="9pt"/>
    </style:style>
    <style:style style:name="P13" style:family="paragraph" style:parent-style-name="Standard">
      <loext:graphic-properties draw:fill-image-width="0cm" draw:fill-image-height="0cm"/>
      <style:paragraph-properties fo:line-height="100%" style:shadow="none" style:writing-mode="page">
        <style:tab-stops/>
      </style:paragraph-properties>
      <style:text-properties style:use-window-font-color="true" style:font-name="Arial1" fo:font-size="11pt" style:text-underline-style="solid" style:text-underline-width="auto" style:text-underline-color="font-color" fo:font-weight="bold" officeooo:rsid="001ef833" officeooo:paragraph-rsid="010f67b4" fo:background-color="transparent" style:font-size-asian="11pt" style:font-weight-asian="bold" style:font-size-complex="11pt" style:font-weight-complex="bold"/>
    </style:style>
    <style:style style:name="P14" style:family="paragraph" style:parent-style-name="Fließtext" style:master-page-name="First_20_Page">
      <style:paragraph-properties style:page-number="auto"/>
    </style:style>
    <style:style style:name="P15" style:family="paragraph">
      <style:paragraph-properties fo:text-align="center"/>
    </style:style>
    <style:style style:name="P16" style:family="paragraph">
      <style:paragraph-properties fo:text-align="star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83eb54" style:font-weight-asian="normal" style:font-weight-complex="normal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ize="14pt" fo:font-weight="bold" officeooo:rsid="000ca0d2" style:font-size-asian="14pt" style:font-weight-asian="bold" style:font-size-complex="14pt" style:font-weight-complex="bold"/>
    </style:style>
    <style:style style:name="T5" style:family="text">
      <style:text-properties style:use-window-font-color="true" fo:font-size="14pt" fo:font-weight="bold" officeooo:rsid="001e71b3" style:font-size-asian="14pt" style:font-weight-asian="bold" style:font-size-complex="14pt" style:font-weight-complex="bold"/>
    </style:style>
    <style:style style:name="T6" style:family="text">
      <style:text-properties style:use-window-font-color="true" fo:font-size="7pt" fo:font-weight="normal" officeooo:rsid="002509a0" style:font-size-asian="7pt" style:font-weight-asian="normal" style:font-size-complex="7pt" style:font-weight-complex="normal"/>
    </style:style>
    <style:style style:name="T7" style:family="text">
      <style:text-properties style:use-window-font-color="true" fo:font-size="7pt" fo:font-weight="normal" officeooo:rsid="002887b6" style:font-size-asian="7pt" style:font-weight-asian="normal" style:font-size-complex="7pt" style:font-weight-complex="normal"/>
    </style:style>
    <style:style style:name="T8" style:family="text">
      <style:text-properties style:use-window-font-color="true" fo:font-size="7pt" fo:font-weight="normal" officeooo:rsid="006768ae" style:font-size-asian="7pt" style:font-weight-asian="normal" style:font-size-complex="7pt" style:font-weight-complex="normal"/>
    </style:style>
    <style:style style:name="T9" style:family="text">
      <style:text-properties style:use-window-font-color="true" style:font-name="Arial1" style:text-underline-style="solid" style:text-underline-width="auto" style:text-underline-color="font-color" fo:font-weight="bold" officeooo:rsid="001ef833" fo:background-color="transparent" loext:char-shading-value="0" style:font-weight-asian="bold" style:font-weight-complex="bold"/>
    </style:style>
    <style:style style:name="T10" style:family="text">
      <style:text-properties style:use-window-font-color="true" style:font-name="Arial1" style:text-underline-style="none" fo:font-weight="bold" officeooo:rsid="001ef833" fo:background-color="transparent" loext:char-shading-value="0" style:font-weight-asian="bold" style:font-weight-complex="bold"/>
    </style:style>
    <style:style style:name="T11" style:family="text">
      <style:text-properties style:use-window-font-color="true" officeooo:rsid="00839f69"/>
    </style:style>
    <style:style style:name="T12" style:family="text">
      <style:text-properties style:use-window-font-color="true" officeooo:rsid="00862a6f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officeooo:rsid="008cd12f" style:font-weight-asian="normal" style:font-weight-complex="normal"/>
    </style:style>
    <style:style style:name="T15" style:family="text">
      <style:text-properties style:text-underline-style="none" officeooo:rsid="001ef833"/>
    </style:style>
    <style:style style:name="T16" style:family="text">
      <style:text-properties style:text-underline-style="none" officeooo:rsid="006de636"/>
    </style:style>
    <style:style style:name="T17" style:family="text">
      <style:text-properties style:text-underline-style="none" officeooo:rsid="008cd12f"/>
    </style:style>
    <style:style style:name="T18" style:family="text">
      <style:text-properties officeooo:rsid="001ef833"/>
    </style:style>
    <style:style style:name="T19" style:family="text">
      <style:text-properties officeooo:rsid="00856347"/>
    </style:style>
    <style:style style:name="T20" style:family="text">
      <style:text-properties officeooo:rsid="0081078c"/>
    </style:style>
    <style:style style:name="T21" style:family="text">
      <style:text-properties officeooo:rsid="00839f69"/>
    </style:style>
    <style:style style:name="T22" style:family="text">
      <style:text-properties officeooo:rsid="0082f3c9"/>
    </style:style>
    <style:style style:name="T23" style:family="text">
      <style:text-properties officeooo:rsid="0083eb54"/>
    </style:style>
    <style:style style:name="T24" style:family="text">
      <style:text-properties officeooo:rsid="008cd12f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OK.EWO&lt;&lt;OK_EWO&gt;&gt;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OKEWO_DB-Editor&lt;&lt;DB_Editor&gt;&gt;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WA&lt;&lt;AWA&gt;&gt;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Rückzuweisung Xmeld&lt;&lt;Xmeld&gt;&gt;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rrenberechtigung&lt;&lt;Sperren_Ber&gt;&gt;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OK.CASH&lt;&lt;OK_CASH&gt;&gt;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ohne Kassenberechtigung&lt;&lt;ohne_KB&gt;&gt;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it Kassenberechtigung&lt;&lt;mit_KB&gt;&gt;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terner Briefkopf">
        <text:p text:style-name="P14"><text:bookmark text:name="WM(CMD 'insertFrag' FRAG_ID 'internerBriefkopf')"/></text:p>
      </text:section>
      <text:section text:style-name="Sect1" text:name="Erstellungsdatum" text:protected="true" text:protection-key="3rdsjjG8jg7E6KLbpP9si1Rbky8=">
        <text:p text:style-name="Standard"><text:span text:style-name="T4">Personalmeldung an </text:span><text:span text:style-name="T5">Service Desk KVR, ITM-IBS223<text:tab/></text:span><text:span text:style-name="T6">(</text:span><text:span text:style-name="T8">Erstellungsd</text:span><text:span text:style-name="T7">atum</text:span><text:span text:style-name="T6">: </text:span><text:span text:style-name="T6"><text:date style:data-style-name="N36" text:date-value="2021-03-01T17:47:37.525000115">01.03.2021</text:date></text:span><text:span text:style-name="T6">)</text:span></text:p>
      </text:section>
      <text:p text:style-name="P13"/>
      <text:p text:style-name="P8"><text:span text:style-name="T9"><draw:control text:anchor-type="as-char" draw:z-index="1" draw:style-name="gr2" draw:text-style-name="P16" svg:width="0.318cm" svg:height="0.318cm" draw:control="control1"/></text:span><text:span text:style-name="T10"> </text:span><text:span text:style-name="T9">OK.EWO</text:span></text:p>
      <text:p text:style-name="P3"/>
      <text:p text:style-name="P5"><text:span text:style-name="T1"><text:tab/>Filiale: </text:span><text:span text:style-name="T1"><text:drop-down text:name="Filiale:&lt;&lt;Filiale&gt;&gt;"><text:label text:value="Bitte auswählen!"/><text:label text:value="keine"/><text:label text:value="KB1 / Bürgerbüro im KVR, Sachgebiet 1"/><text:label text:value="KB2 / Bürgerbüro im KVR, Sachgebiet 2"/><text:label text:value="KB3 / Bürgerbüro im KVR, Sachgebiet 3"/><text:label text:value="KB4 / Bürgerbüro im KVR, Sachgebiet 4"/><text:label text:value="KB5 / Bürgerbüro im KVR, Sachgebiet 5"/><text:label text:value="KB6 / Bürgerbüro im KVR, Sachgebiet 6"/><text:label text:value="KB7 / Bürgerbüro im KVR, Sachgebiet 7"/><text:label text:value="KB8 / Bürgerbüro im KVR, Sachgebiet 8"/><text:label text:value="KB9 / Bürgerbüro im KVR, Sachgebiet 9"/><text:label text:value="KB10 / Bürgerbüro im KVR, Sachgebiet 10"/><text:label text:value="AB1 / Bürgerbüro Orleanspl."/><text:label text:value="AB2 / Bürgerbüro Leonrodstr."/><text:label text:value="AB3 / Bürgerbüro Riesenfeldstr."/><text:label text:value="AB4 / Bürgerbüro Forstenrieder Allee"/><text:label text:value="AB5 / Bürgerbüro Pasing"/><text:label text:value="KBP(PASS) / Bürgerbüro im KVR, Passamt"/><text:label text:value="KBA / Bürgerbüro im KVR, Auskunftsgruppe"/><text:label text:value="STS/Bürgerbüro Stabsstelle"/><text:label text:value="SON/Bürgerbüro Sonderarbeitsgruppe"/>Bitte auswählen!</text:drop-down></text:span></text:p>
      <text:p text:style-name="P4"/>
      <text:p text:style-name="P1"><text:tab/><text:bookmark-start text:name="WM(CMD 'insertFormValue' ID 'ZuGruppe')&#10;"/><text:drop-down text:name="1. Gruppe:&lt;&lt;Gruppe_1&gt;&gt;"><text:label text:value="Bitte auswählen!"/><text:label text:value="BB-Ausk-StandartSB"/><text:label text:value="BB-Erweiterung 212 Sperre"/><text:label text:value="BB-StandartSB II/22"/><text:label text:value="BB-StandartSB II/23"/><text:label text:value="BB-SpezialBearbeitung"/><text:label text:value="BB-Leitung"/><text:label text:value="BB-II/21 Standart+Kasse"/><text:label text:value="BB-PASS-SonderSB/Pass_leitg"/>Bitte auswählen!</text:drop-down><text:bookmark-end text:name="WM(CMD 'insertFormValue' ID 'ZuGruppe')&#10;"/> <text:span text:style-name="T19">(Gruppe)</text:span></text:p>
      <text:p text:style-name="P1"><text:tab/><text:bookmark-start text:name="WM(CMD 'insertFormValue' ID 'ZuGruppe1')&#10;"/><text:drop-down text:name="Weitere Gruppe:&lt;&lt;weitere_Gruppe&gt;&gt;"><text:label text:value="Bitte auswählen!"/><text:label text:value="     "/><text:label text:value="+ BB-Ausk-StandartSB"/><text:label text:value="+ BB-Erweiterung 212 Sperren"/><text:label text:value="+ BB-StandartSB II/22"/><text:label text:value="+ BB-StandartSB II/23"/><text:label text:value="+ BB-SpezialBearbeitung"/><text:label text:value="+ BB-Leitung"/><text:label text:value="+ BB-II/21 Standart+Kasse"/><text:label text:value="+ BB-PASS-SonderSB/Pass_Leitung"/>Bitte auswählen!</text:drop-down><text:bookmark-end text:name="WM(CMD 'insertFormValue' ID 'ZuGruppe1')&#10;"/> <text:span text:style-name="T19">(Gruppe)</text:span></text:p>
      <text:p text:style-name="P1"><text:tab/><text:bookmark-start text:name="WM(CMD 'insertFormValue' ID 'EndeMA2')&#10;"/><draw:control text:anchor-type="as-char" draw:z-index="2" draw:style-name="gr2" draw:text-style-name="P16" svg:width="0.318cm" svg:height="0.318cm" draw:control="control2"/><text:bookmark-end text:name="WM(CMD 'insertFormValue' ID 'EndeMA2')&#10;"/> <text:span text:style-name="T19">OKEWO_</text:span>DB-Editor <text:span text:style-name="T19">(Rolle)</text:span></text:p>
      <text:p text:style-name="P1"><text:span text:style-name="T20"><text:tab/></text:span><text:bookmark-start text:name="WM(CMD 'insertFormValue' ID 'EndeMA2')&#10;1"/><text:span text:style-name="T20"><draw:control text:anchor-type="as-char" draw:z-index="3" draw:style-name="gr2" draw:text-style-name="P16" svg:width="0.318cm" svg:height="0.318cm" draw:control="control3"/></text:span><text:bookmark-end text:name="WM(CMD 'insertFormValue' ID 'EndeMA2')&#10;1"/><text:span text:style-name="T20"> AWA:<text:tab/> </text:span><text:span text:style-name="T20"><text:drop-down text:name="AWA-Berechtigung:&lt;&lt;AWA_Berechtigung&gt;&gt;"><text:label text:value="Bitte auswählen!"/><text:label text:value="AWA komplett für KVR (Gruppe)"/><text:label text:value="Sachbearbeiter (Rolle)"/>Bitte auswählen!</text:drop-down></text:span></text:p>
      <text:p text:style-name="P1"><text:tab/><text:bookmark-start text:name="WM(CMD 'insertFormValue' ID 'EndeMA1')&#10;"/><draw:control text:anchor-type="as-char" draw:z-index="4" draw:style-name="gr2" draw:text-style-name="P16" svg:width="0.318cm" svg:height="0.318cm" draw:control="control4"/><text:bookmark-end text:name="WM(CMD 'insertFormValue' ID 'EndeMA1')&#10;"/> Rückzuweisungen Xmeld <text:span text:style-name="T21">(in OK.EWO)</text:span></text:p>
      <text:p text:style-name="P1"><text:span text:style-name="T3"><text:tab/></text:span><text:bookmark-start text:name="WM(CMD 'insertFormValue' ID 'EndeMA3')&#10;"/><text:span text:style-name="T3"><draw:control text:anchor-type="as-char" draw:z-index="5" draw:style-name="gr2" draw:text-style-name="P16" svg:width="0.318cm" svg:height="0.318cm" draw:control="control5"/></text:span><text:bookmark-end text:name="WM(CMD 'insertFormValue' ID 'EndeMA3')&#10;"/><text:span text:style-name="T3"> Sperrenberechtigung (</text:span><text:span text:style-name="T11">Rolle: OKEWO_Hodok-Sperre </text:span><text:span text:style-name="T12">&amp;</text:span><text:span text:style-name="T11"> in OK.EWO: Suchprofilzuordnung</text:span><text:span text:style-name="T3">)</text:span></text:p>
      <text:p text:style-name="P11"/>
      <text:p text:style-name="P7"><text:span text:style-name="T18"><draw:control text:anchor-type="as-char" draw:z-index="6" draw:style-name="gr2" draw:text-style-name="P16" svg:width="0.318cm" svg:height="0.318cm" draw:control="control6"/></text:span><text:span text:style-name="T15"> </text:span><text:span text:style-name="T22">OK.CASH (Kassenberechtigung)</text:span></text:p>
      <text:p text:style-name="P6"/>
      <text:p text:style-name="P9"><text:tab/><text:span text:style-name="T23">Kasse (Behörde): </text:span><text:span text:style-name="T2"><text:drop-down text:name="Kasse in Dienststelle:&lt;&lt;Kassen_Name&gt;&gt;"><text:label text:value="Bitte auswählen"/><text:label text:value="II/213 (Kasse 1-4)- Bürgerbüro Ruppertstr. "/><text:label text:value="II/231 (Kasse 1-2)- Bürgerbüro Orleanstr."/><text:label text:value="II/232 (Kasse 1-2)- Bürgerbüro Leonrodstr. "/><text:label text:value="II/233 (Kasse 1-2)- Bürgerbüro Riesenfeldstr."/><text:label text:value="II/234 (Kasse 1-2)- Bürgerbüro Forstenrieder Allee"/><text:label text:value="II/235 (Kasse 1-2)- Bürgerbüro Pasing"/><text:label text:value="            "/>Bitte auswählen</text:drop-down></text:span></text:p>
      <text:p text:style-name="P10"/>
      <text:p text:style-name="P2"><text:tab/><text:bookmark-start text:name="WM(CMD 'insertFormValue' ID 'EndeMA2')&#10;2"/><draw:control text:anchor-type="as-char" draw:z-index="7" draw:style-name="gr2" draw:text-style-name="P16" svg:width="0.318cm" svg:height="0.318cm" draw:control="control7"/><text:bookmark-end text:name="WM(CMD 'insertFormValue' ID 'EndeMA2')&#10;2"/> <text:span text:style-name="T24">ohne Kassenberechtigung</text:span></text:p>
      <text:p text:style-name="P2"><text:tab/><text:bookmark-start text:name="WM(CMD 'insertFormValue' ID 'EndeMA2')&#10;21"/><draw:control text:anchor-type="as-char" draw:z-index="8" draw:style-name="gr2" draw:text-style-name="P16" svg:width="0.318cm" svg:height="0.318cm" draw:control="control8"/><text:bookmark-end text:name="WM(CMD 'insertFormValue' ID 'EndeMA2')&#10;21"/> <text:span text:style-name="T24">mit Kassenberechtigung: </text:span></text:p>
      <text:p text:style-name="P2"><text:tab/><text:tab/><text:span text:style-name="T13">sonstige </text:span><text:span text:style-name="T16">R</text:span><text:span text:style-name="T13">echte f Kassier/Aufsicht/Buchh </text:span><text:span text:style-name="T17">(Gruppe)</text:span></text:p>
      <text:p text:style-name="P1"><text:span text:style-name="T14"><text:tab/><text:tab/></text:span><text:bookmark-start text:name="WM(CMD 'insertFormValue' ID 'QCash')&#10;11"/><text:span text:style-name="T14"><text:drop-down text:name="Kassenberechtigungs-Rolle:&lt;&lt;QCash_Rolle&gt;&gt;"><text:label text:value="Bitte auswählen!"/><text:label text:value="KVR-Kassier"/><text:label text:value="KVR-Kassenleitung"/>Bitte auswählen!</text:drop-down></text:span><text:bookmark-end text:name="WM(CMD 'insertFormValue' ID 'QCash')&#10;11"/><text:span text:style-name="T14"> (Rolle)</text:span></text:p>
      <text:p text:style-name="P12"><draw:line text:anchor-type="paragraph" draw:z-index="0" draw:style-name="gr1" draw:text-style-name="P15" svg:x1="8.694cm" svg:y1="0.037cm" svg:x2="10.366cm" svg:y2="0.037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Arial2" svg:font-family="Arial, 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DE" style:font-name-asian="Lucida Sans Unicode" style:font-size-asian="12pt" style:language-asian="de" style:country-asian="DE" style:font-name-complex="Tahoma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style:line-height-at-least="0.46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1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Seite" style:family="paragraph">
      <style:paragraph-properties fo:margin-left="12.201cm" fo:margin-right="0cm" fo:text-indent="0cm" style:auto-text-indent="false"/>
      <style:text-properties fo:font-size="9pt"/>
    </style:style>
    <style:style style:name="Fließtext" style:family="paragraph">
      <style:paragraph-properties style:line-height-at-least="0.459cm"/>
      <style:text-properties fo:font-size="11pt"/>
    </style:style>
    <style:style style:name="Heading_20_1" style:display-name="Heading 1" style:family="paragraph" style:parent-style-name="Heading" style:next-style-name="Fließtext" style:default-outline-level="1" style:class="text">
      <style:paragraph-properties fo:margin-top="0cm" fo:margin-bottom="0.6cm" loext:contextual-spacing="false" fo:line-height="0.6cm"/>
      <style:text-properties fo:font-size="14pt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2.071cm" fo:margin-left="2.499cm" fo:margin-right="2.221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99cm" fo:margin-left="0cm" fo:margin-right="0cm" fo:margin-bottom="3.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2.071cm" fo:margin-left="2.499cm" fo:margin-right="2.22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99cm" fo:margin-left="0cm" fo:margin-right="0cm" fo:margin-bottom="3.9cm" style:dynamic-spacing="fals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5.6cm" fo:margin-bottom="2.071cm" fo:margin-left="2.499cm" fo:margin-right="2.22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eite">Seite <text:page-number text:select-page="current">0</text:page-number> von <text:page-count>1</text:page-count></text:p>
      </style:header>
    </style:master-page>
    <style:master-page style:name="Wollmux_5f_2" style:display-name="Wollmux_2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8.0.0$Windows_X86_64 LibreOffice_project/3d1da5af8d325fd79581cd5ec0d2cf5d33cf9237</meta:generator>
    <meta:creation-date>2020-04-21T11:49:18.567000000</meta:creation-date>
    <dc:language>de-DE</dc:language>
    <meta:editing-cycles>202</meta:editing-cycles>
    <meta:editing-duration>P1DT6H41M8S</meta:editing-duration>
    <dc:date>2021-03-01T17:47:37.077000000</dc:date>
    <meta:document-statistic meta:table-count="0" meta:image-count="0" meta:object-count="0" meta:page-count="1" meta:paragraph-count="16" meta:word-count="56" meta:character-count="532" meta:non-whitespace-character-count="468"/>
    <meta:user-defined meta:name="Info 1"/>
    <meta:user-defined meta:name="Info 2"/>
    <meta:user-defined meta:name="Info 3"/>
    <meta:user-defined meta:name="Info 4"/>
  </office:meta>
</office:document-meta>
</file>